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0e47" officeooo:paragraph-rsid="00100e47"/>
    </style:style>
    <style:style style:name="P2" style:family="paragraph" style:parent-style-name="Standard">
      <style:text-properties officeooo:rsid="001072ea" officeooo:paragraph-rsid="001072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Kontaktieren Sie mich gerne telefonisch oder per E-Mail.</text:p>
      <text:p text:style-name="P1"/>
      <text:p text:style-name="P1">Telefon: 0176 85 33 93 95</text:p>
      <text:p text:style-name="P1">E-Mail: <text:a xlink:type="simple" xlink:href="mailto:johannes.s.leung@web.de" text:style-name="Internet_20_link" text:visited-style-name="Visited_20_Internet_20_Link">johannes.s.leung@web.de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S</meta:editing-duration>
    <meta:editing-cycles>4</meta:editing-cycles>
    <meta:generator>LibreOffice/5.4.7.2$Windows_X86_64 LibreOffice_project/c838ef25c16710f8838b1faec480ebba495259d0</meta:generator>
    <dc:date>2018-07-11T11:52:24.335000000</dc:date>
    <meta:document-statistic meta:table-count="0" meta:image-count="0" meta:object-count="0" meta:page-count="1" meta:paragraph-count="3" meta:word-count="16" meta:character-count="112" meta:non-whitespace-character-count="99"/>
    <meta:user-defined meta:name="Info 1"/>
    <meta:user-defined meta:name="Info 2"/>
    <meta:user-defined meta:name="Info 3"/>
    <meta:user-defined meta:name="Info 4"/>
  </office:meta>
</office:document-meta>
</file>